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7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3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6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7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4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thickness/500+1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9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7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7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6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5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6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/R</text:p>
          </table:table-cell>
          <table:table-cell/>
        </table:table-row>
        <table:table-row table:style-name="ro2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 table:number-rows-repeated="31739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AMJ2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30.05.2012</text:date>, <text:time>10:22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6-23T12:25:26</meta:creation-date>
    <dc:creator>Till Francke</dc:creator>
    <dc:date>2012-05-30T10:22:30.27</dc:date>
    <meta:editing-cycles>169</meta:editing-cycles>
    <meta:editing-duration>PT239H45M51S</meta:editing-duration>
    <meta:document-statistic meta:table-count="3" meta:cell-count="1573" meta:object-count="0"/>
    <meta:user-defined meta:name="Info 1"/>
    <meta:user-defined meta:name="Info 2"/>
    <meta:user-defined meta:name="Info 3"/>
    <meta:user-defined meta:name="Info 4"/>
  </office:meta>
</office:document-meta>
</file>